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Software Requirements Specification (SRS) for LinkedIn-Type Job Portal</text:p>
      <text:p text:style-name="Standard"/>
      <text:p text:style-name="Standard">## 1. Introduction</text:p>
      <text:p text:style-name="Standard"/>
      <text:p text:style-name="Standard">### 1.1 Purpose</text:p>
      <text:p text:style-name="Standard"/>
      <text:p text:style-name="Standard">The LinkedIn-type job portal aspires to revolutionize the recruitment landscape, providing an advanced platform for job seekers and recruiters. This document outlines the detailed requirements for the development of a sophisticated application that seamlessly integrates user-friendly functionalities for both job seekers and job recruiters.</text:p>
      <text:p text:style-name="Standard"/>
      <text:p text:style-name="Standard">### 1.2 Scope</text:p>
      <text:p text:style-name="Standard"/>
      <text:p text:style-name="Standard">The LinkedIn-type job portal will offer an extensive range of features, including user account management, profile creation, job posting, and application management. It will incorporate robust security measures through JWT authentication, efficient response handling using serializers, and enhanced user experience with pagination for handling large datasets.</text:p>
      <text:p text:style-name="Standard"/>
      <text:p text:style-name="Standard">## 2. System Overview</text:p>
      <text:p text:style-name="Standard"/>
      <text:p text:style-name="Standard">### 2.1 System Description</text:p>
      <text:p text:style-name="Standard"/>
      <text:p text:style-name="Standard">The LinkedIn-type job portal will be a dynamic system with two primary user roles: job seekers and job recruiters. Each user will have a dedicated profile, and recruiters will have the ability to create and manage job postings for their respective companies.</text:p>
      <text:p text:style-name="Standard"/>
      <text:p text:style-name="Standard">## 3. User Functionalities</text:p>
      <text:p text:style-name="Standard"/>
      <text:p text:style-name="Standard">### 3.1 Account Management</text:p>
      <text:p text:style-name="Standard"/>
      <text:p text:style-name="Standard">#### 3.1.1 User Account Creation</text:p>
      <text:p text:style-name="Standard"/>
      <text:p text:style-name="Standard">- Users will have the capability to create personalized accounts, indicating their role as either a job seeker or job recruiter.</text:p>
      <text:p text:style-name="Standard"/>
      <text:p text:style-name="Standard">#### 3.1.2 Update User Details</text:p>
      <text:p text:style-name="Standard"/>
      <text:p text:style-name="Standard">- Users can effortlessly update their account details to maintain accurate and current information.</text:p>
      <text:p text:style-name="Standard"/>
      <text:p text:style-name="Standard">#### 3.1.3 Delete User Account</text:p>
      <text:p text:style-name="Standard"/>
      <text:p text:style-name="Standard">- Users will be empowered to deactivate and delete their accounts, ensuring control over their platform presence.</text:p>
      <text:p text:style-name="Standard"/>
      <text:p text:style-name="Standard">### 3.2 Profile Management</text:p>
      <text:p text:style-name="Standard"/>
      <text:p text:style-name="Standard">#### 3.2.1 User Profile</text:p>
      <text:p text:style-name="Standard"/>
      <text:p text:style-name="Standard">- Each user's profile will serve as a comprehensive representation, incorporating essential attributes such as personal details and a curated list of skills.</text:p>
      <text:p text:style-name="Standard"/>
      <text:p text:style-name="Standard">### 3.3 Job Seeker Functionalities</text:p>
      <text:p text:style-name="Standard"><text:soft-page-break/></text:p>
      <text:p text:style-name="Standard">#### 3.3.1 Search Jobs</text:p>
      <text:p text:style-name="Standard"/>
      <text:p text:style-name="Standard">- Job seekers will have an intuitive search feature, allowing them to discover relevant job opportunities based on company names and specific skill requirements.</text:p>
      <text:p text:style-name="Standard"/>
      <text:p text:style-name="Standard">#### 3.3.2 Add Skills to Profile</text:p>
      <text:p text:style-name="Standard"/>
      <text:p text:style-name="Standard">- Job seekers can enhance their profiles by adding and showcasing their skills, providing a holistic view for potential employers.</text:p>
      <text:p text:style-name="Standard"/>
      <text:p text:style-name="Standard">#### 3.3.3 Apply for Jobs</text:p>
      <text:p text:style-name="Standard"/>
      <text:p text:style-name="Standard">- Seamless job application functionality will enable job seekers to express interest in positions seamlessly.</text:p>
      <text:p text:style-name="Standard"/>
      <text:p text:style-name="Standard">#### 3.3.4 View Applied Jobs</text:p>
      <text:p text:style-name="Standard"/>
      <text:p text:style-name="Standard">- Job seekers can conveniently track and review the list of jobs they have applied for, ensuring transparency in their job-seeking journey.</text:p>
      <text:p text:style-name="Standard"/>
      <text:p text:style-name="Standard">### 3.4 Recruiter Functionalities</text:p>
      <text:p text:style-name="Standard"/>
      <text:p text:style-name="Standard">#### 3.4.1 Create Company</text:p>
      <text:p text:style-name="Standard"/>
      <text:p text:style-name="Standard">- Recruiters will have the privilege to establish and showcase their company profiles within the platform.</text:p>
      <text:p text:style-name="Standard"/>
      <text:p text:style-name="Standard">#### 3.4.2 Create Job</text:p>
      <text:p text:style-name="Standard"/>
      <text:p text:style-name="Standard">- Recruiters can efficiently create and manage job listings for positions within their companies, specifying requisite skills and qualifications.</text:p>
      <text:p text:style-name="Standard"/>
      <text:p text:style-name="Standard">#### 3.4.3 Edit, Delete Job</text:p>
      <text:p text:style-name="Standard"/>
      <text:p text:style-name="Standard">- Recruiters possess the authority to edit and remove job postings they have created, maintaining flexibility and control.</text:p>
      <text:p text:style-name="Standard"/>
      <text:p text:style-name="Standard">#### 3.4.4 View Created Jobs</text:p>
      <text:p text:style-name="Standard"/>
      <text:p text:style-name="Standard">- Recruiters will have a dedicated space to monitor and assess the jobs they have posted, streamlining the recruitment process.</text:p>
      <text:p text:style-name="Standard"/>
      <text:p text:style-name="Standard">#### 3.4.5 View Job Applications</text:p>
      <text:p text:style-name="Standard"/>
      <text:p text:style-name="Standard">- Recruiters gain insights into job applications submitted for their listings, facilitating effective talent acquisition.</text:p>
      <text:p text:style-name="Standard"/>
      <text:p text:style-name="Standard">#### 3.4.6 Accept/Reject Job Applications</text:p>
      <text:p text:style-name="Standard"/>
      <text:p text:style-name="Standard">- Recruiters can efficiently manage applications by accepting or rejecting them, ensuring a streamlined and responsive recruitment process.</text:p>
      <text:p text:style-name="Standard"><text:soft-page-break/></text:p>
      <text:p text:style-name="Standard">#### 3.4.7 View Approved/Rejected Applications</text:p>
      <text:p text:style-name="Standard"/>
      <text:p text:style-name="Standard">- Recruiters can review the historical data of accepted and rejected job applications for better analysis and decision-making.</text:p>
      <text:p text:style-name="Standard"/>
      <text:p text:style-name="Standard">### 3.5 Common User Functionalities</text:p>
      <text:p text:style-name="Standard"/>
      <text:p text:style-name="Standard">#### 3.5.1 View Profile</text:p>
      <text:p text:style-name="Standard"/>
      <text:p text:style-name="Standard">- All users can easily access and review their profiles, providing a comprehensive snapshot of their professional identity.</text:p>
      <text:p text:style-name="Standard"/>
      <text:p text:style-name="Standard">#### 3.5.2 Edit Profile</text:p>
      <text:p text:style-name="Standard"/>
      <text:p text:style-name="Standard">- Users can proactively update and modify their profiles, ensuring that the information presented remains accurate and reflective of their current status.</text:p>
      <text:p text:style-name="Standard"/>
      <text:p text:style-name="Standard">#### 3.5.3 Delete Profile</text:p>
      <text:p text:style-name="Standard"/>
      <text:p text:style-name="Standard">- Users possess the autonomy to delete their profiles, respecting user privacy and data control.</text:p>
      <text:p text:style-name="Standard"/>
      <text:p text:style-name="Standard">#### 3.5.4 View Applied Job Applications</text:p>
      <text:p text:style-name="Standard"/>
      <text:p text:style-name="Standard">- Users can conveniently track and review the status of job applications they have submitted, fostering transparency and engagement.</text:p>
      <text:p text:style-name="Standard"/>
      <text:p text:style-name="Standard">### 4. API Requirements</text:p>
      <text:p text:style-name="Standard"/>
      <text:p text:style-name="Standard">#### 4.1 Job Seeker API</text:p>
      <text:p text:style-name="Standard"/>
      <text:p text:style-name="Standard">- Job seekers will benefit from a personalized API delivering suggested jobs based on their unique skill set.</text:p>
      <text:p text:style-name="Standard"/>
      <text:p text:style-name="Standard">#### 4.2 Recruiter API</text:p>
      <text:p text:style-name="Standard"/>
      <text:p text:style-name="Standard">- Recruiters will have access to a specialized API providing insights into top jobs based on the volume of job applications.</text:p>
      <text:p text:style-name="Standard"/>
      <text:p text:style-name="Standard">#### 4.3 User Authentication</text:p>
      <text:p text:style-name="Standard"/>
      <text:p text:style-name="Standard">- JWT authentication will be seamlessly integrated to enhance the security and reliability of user access.</text:p>
      <text:p text:style-name="Standard"/>
      <text:p text:style-name="Standard">#### 4.4 Response Serialization</text:p>
      <text:p text:style-name="Standard"/>
      <text:p text:style-name="Standard">- API responses will be optimized and organized through the use of serializers, ensuring clarity and coherence in data presentation.</text:p>
      <text:p text:style-name="Standard"/>
      <text:p text:style-name="Standard">#### 4.5 Pagination</text:p>
      <text:p text:style-name="Standard"/>
      <text:p text:style-name="Standard"><text:soft-page-break/>- The implementation of pagination will enhance the user experience by efficiently managing and presenting large datasets.</text:p>
      <text:p text:style-name="Standard"/>
      <text:p text:style-name="Standard">## 5. Non-functional Requirements</text:p>
      <text:p text:style-name="Standard"/>
      <text:p text:style-name="Standard">### 5.1 Performance</text:p>
      <text:p text:style-name="Standard"/>
      <text:p text:style-name="Standard">- The system is expected to demonstrate optimal performance, with response times not exceeding 3 seconds for user requests.</text:p>
      <text:p text:style-name="Standard"/>
      <text:p text:style-name="Standard">### 5.2 Security</text:p>
      <text:p text:style-name="Standard"/>
      <text:p text:style-name="Standard">- The highest standards of security will be maintained, with user authentication information safeguarded through the robust JWT mechanism.</text:p>
      <text:p text:style-name="Standard"/>
      <text:p text:style-name="Standard">### 5.3 Scalability</text:p>
      <text:p text:style-name="Standard"/>
      <text:p text:style-name="Standard">- The system will be designed to accommodate up to 10,000 simultaneous users, ensuring scalability and reliability during peak usage.</text:p>
      <text:p text:style-name="Standard"/>
      <text:p text:style-name="Standard">## 6. Constraints</text:p>
      <text:p text:style-name="Standard"/>
      <text:p text:style-name="Standard">- The system's functionality is contingent on the reliable and stable operation of the JWT authentication system.</text:p>
      <text:p text:style-name="Standard"/>
      <text:p text:style-name="Standard">## 7. Assumptions</text:p>
      <text:p text:style-name="Standard"/>
      <text:p text:style-name="Standard">- Users are anticipated to have consistent and stable internet connections.</text:p>
      <text:p text:style-name="Standard">- The JWT authentication documentation is assumed to be accurate and up-to-date.</text:p>
      <text:p text:style-name="Standard"/>
      <text:p text:style-name="Standard">## 8. Glossary</text:p>
      <text:p text:style-name="Standard"/>
      <text:p text:style-name="Standard">- API: Application Programming Interface</text:p>
      <text:p text:style-name="Standard">- JWT: JSON Web Token</text:p>
      <text:p text:style-name="Standard">- SRS: Software Requirements Specificatio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1-14T19:30:11.763063947</meta:creation-date>
    <dc:date>2023-11-14T19:31:40.226654735</dc:date>
    <meta:editing-duration>PT1M28S</meta:editing-duration>
    <meta:editing-cycles>1</meta:editing-cycles>
    <meta:document-statistic meta:table-count="0" meta:image-count="0" meta:object-count="0" meta:page-count="4" meta:paragraph-count="80" meta:word-count="879" meta:character-count="5922" meta:non-whitespace-character-count="5123"/>
    <meta:generator>LibreOffice/6.4.7.2$Linux_X86_64 LibreOffice_project/40$Build-2</meta:generator>
  </office:meta>
</office:document-meta>
</file>